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Cardo" svg:font-family="Cardo"/>
    <style:font-face style:name="GeezaPro" svg:font-family="GeezaPro"/>
    <style:font-face style:name="ITCHandelGothicArabicW23-Bd1" svg:font-family="ITCHandelGothicArabicW23-Bd"/>
    <style:font-face style:name="Lotus Linotype" svg:font-family="'Lotus Linotype'"/>
    <style:font-face style:name="Arial Unicode MS" svg:font-family="'Arial Unicode MS'" style:font-family-generic="swiss"/>
    <style:font-face style:name="ITCHandelGothicArabicW23-Bd" svg:font-family="ITCHandelGothicArabicW23-Bd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098ef"/>
    </style:style>
    <style:style style:name="P2" style:family="paragraph" style:parent-style-name="Standard">
      <style:paragraph-properties fo:text-align="center" style:justify-single-word="false"/>
      <style:text-properties officeooo:paragraph-rsid="00096518"/>
    </style:style>
    <style:style style:name="P3" style:family="paragraph" style:parent-style-name="Standard">
      <style:paragraph-properties fo:text-align="center" style:justify-single-word="false"/>
      <style:text-properties officeooo:paragraph-rsid="000b5f2f"/>
    </style:style>
    <style:style style:name="P4" style:family="paragraph" style:parent-style-name="Standard">
      <style:paragraph-properties fo:text-align="center" style:justify-single-word="false"/>
      <style:text-properties officeooo:paragraph-rsid="000bb39c"/>
    </style:style>
    <style:style style:name="P5" style:family="paragraph" style:parent-style-name="Standard">
      <style:paragraph-properties fo:text-align="center" style:justify-single-word="false"/>
      <style:text-properties officeooo:paragraph-rsid="000bbd17"/>
    </style:style>
    <style:style style:name="P6" style:family="paragraph" style:parent-style-name="Standard">
      <style:paragraph-properties fo:text-align="center" style:justify-single-word="false"/>
      <style:text-properties style:font-name="ITCHandelGothicArabicW23-Bd" fo:font-size="20pt" officeooo:rsid="000098ef" style:font-name-complex="ITCHandelGothicArabicW23-Bd"/>
    </style:style>
    <style:style style:name="P7" style:family="paragraph" style:parent-style-name="Standard">
      <style:paragraph-properties fo:text-align="center" style:justify-single-word="false"/>
      <style:text-properties style:font-name="ITCHandelGothicArabicW23-Bd" fo:font-size="25pt" officeooo:rsid="000098ef" officeooo:paragraph-rsid="000098ef" style:font-size-asian="25pt" style:font-name-complex="ITCHandelGothicArabicW23-Bd" style:font-size-complex="25pt"/>
    </style:style>
    <style:style style:name="P8" style:family="paragraph" style:parent-style-name="Standard">
      <style:paragraph-properties fo:text-align="start" style:justify-single-word="false"/>
      <style:text-properties style:font-name="ITCHandelGothicArabicW23-Bd" fo:font-size="20pt" officeooo:rsid="00022fa7" officeooo:paragraph-rsid="00022fa7" style:font-size-asian="20pt" style:font-name-complex="ITCHandelGothicArabicW23-Bd" style:font-size-complex="20pt"/>
    </style:style>
    <style:style style:name="P9" style:family="paragraph" style:parent-style-name="Standard">
      <style:paragraph-properties fo:text-align="center" style:justify-single-word="false"/>
      <style:text-properties style:font-name="ITCHandelGothicArabicW23-Bd" fo:font-size="20pt" officeooo:paragraph-rsid="000098ef" style:font-size-asian="20pt" style:font-name-complex="ITCHandelGothicArabicW23-Bd" style:font-size-complex="20pt"/>
    </style:style>
    <style:style style:name="P10" style:family="paragraph" style:parent-style-name="Standard">
      <style:paragraph-properties fo:text-align="center" style:justify-single-word="false"/>
      <style:text-properties style:font-name="ITCHandelGothicArabicW23-Bd" fo:font-size="20pt" officeooo:rsid="000d45fc" officeooo:paragraph-rsid="000d45fc" style:font-size-asian="20pt" style:font-name-complex="ITCHandelGothicArabicW23-Bd" style:font-size-complex="20pt"/>
    </style:style>
    <style:style style:name="P11" style:family="paragraph" style:parent-style-name="Standard">
      <style:paragraph-properties fo:text-align="center" style:justify-single-word="false"/>
      <style:text-properties style:font-name="ITCHandelGothicArabicW23-Bd" fo:font-size="20pt" officeooo:rsid="0018bcfc" officeooo:paragraph-rsid="0018bcfc" style:font-size-asian="20pt" style:font-name-complex="ITCHandelGothicArabicW23-Bd" style:font-size-complex="20pt"/>
    </style:style>
    <style:style style:name="P12" style:family="paragraph" style:parent-style-name="Standard">
      <style:paragraph-properties fo:text-align="start" style:justify-single-word="false"/>
      <style:text-properties style:font-name="ITCHandelGothicArabicW23-Bd" fo:font-size="15pt" officeooo:rsid="00022fa7" officeooo:paragraph-rsid="0002d182" style:font-size-asian="15pt" style:font-name-complex="ITCHandelGothicArabicW23-Bd" style:font-size-complex="15pt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ITCHandelGothicArabicW23-Bd" fo:font-size="15pt" officeooo:rsid="00022fa7" officeooo:paragraph-rsid="000d71ab" style:font-size-asian="15pt" style:font-name-complex="ITCHandelGothicArabicW23-Bd" style:font-size-complex="15pt"/>
    </style:style>
    <style:style style:name="P14" style:family="paragraph" style:parent-style-name="Standard">
      <style:paragraph-properties fo:text-align="start" style:justify-single-word="false"/>
      <style:text-properties style:font-name="ITCHandelGothicArabicW23-Bd" fo:font-size="15pt" officeooo:rsid="0007af52" officeooo:paragraph-rsid="0002d182" style:font-size-asian="15pt" style:font-name-complex="ITCHandelGothicArabicW23-Bd" style:font-size-complex="15pt"/>
    </style:style>
    <style:style style:name="P15" style:family="paragraph" style:parent-style-name="Standard">
      <style:paragraph-properties fo:text-align="start" style:justify-single-word="false"/>
      <style:text-properties style:font-name="ITCHandelGothicArabicW23-Bd" fo:font-size="15pt" officeooo:rsid="0007af52" officeooo:paragraph-rsid="00096518" style:font-size-asian="15pt" style:font-name-complex="ITCHandelGothicArabicW23-Bd" style:font-size-complex="15pt"/>
    </style:style>
    <style:style style:name="P16" style:family="paragraph" style:parent-style-name="Standard">
      <style:paragraph-properties fo:text-align="start" style:justify-single-word="false"/>
      <style:text-properties style:font-name="ITCHandelGothicArabicW23-Bd" fo:font-size="15pt" officeooo:rsid="0007af52" officeooo:paragraph-rsid="000b5f2f" style:font-size-asian="15pt" style:font-name-complex="ITCHandelGothicArabicW23-Bd" style:font-size-complex="15pt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ITCHandelGothicArabicW23-Bd" fo:font-size="15pt" officeooo:rsid="0007af52" officeooo:paragraph-rsid="0002d182" style:font-size-asian="15pt" style:font-name-complex="ITCHandelGothicArabicW23-Bd" style:font-size-complex="15pt"/>
    </style:style>
    <style:style style:name="P18" style:family="paragraph" style:parent-style-name="Standard">
      <style:paragraph-properties fo:text-align="start" style:justify-single-word="false"/>
      <style:text-properties style:font-name="ITCHandelGothicArabicW23-Bd" fo:font-size="15pt" officeooo:rsid="000b5f2f" officeooo:paragraph-rsid="000b5f2f" style:font-size-asian="15pt" style:font-name-complex="ITCHandelGothicArabicW23-Bd" style:font-size-complex="15pt"/>
    </style:style>
    <style:style style:name="P19" style:family="paragraph" style:parent-style-name="Standard">
      <style:paragraph-properties fo:text-align="start" style:justify-single-word="false"/>
      <style:text-properties style:font-name="ITCHandelGothicArabicW23-Bd" fo:font-size="15pt" officeooo:rsid="000b5f2f" officeooo:paragraph-rsid="000bbd17" style:font-size-asian="15pt" style:font-name-complex="ITCHandelGothicArabicW23-Bd" style:font-size-complex="15pt"/>
    </style:style>
    <style:style style:name="P20" style:family="paragraph" style:parent-style-name="Standard" style:list-style-name="L4">
      <style:paragraph-properties fo:text-align="start" style:justify-single-word="false"/>
      <style:text-properties style:font-name="ITCHandelGothicArabicW23-Bd" fo:font-size="15pt" officeooo:rsid="000b5f2f" officeooo:paragraph-rsid="000b5f2f" style:font-size-asian="15pt" style:font-name-complex="ITCHandelGothicArabicW23-Bd" style:font-size-complex="15pt"/>
    </style:style>
    <style:style style:name="P21" style:family="paragraph" style:parent-style-name="Standard">
      <style:paragraph-properties fo:text-align="start" style:justify-single-word="false"/>
      <style:text-properties style:font-name="ITCHandelGothicArabicW23-Bd" fo:font-size="15pt" officeooo:rsid="000bbd17" officeooo:paragraph-rsid="000bbd17" style:font-size-asian="15pt" style:font-name-complex="ITCHandelGothicArabicW23-Bd" style:font-size-complex="15pt"/>
    </style:style>
    <style:style style:name="P22" style:family="paragraph" style:parent-style-name="Standard" style:list-style-name="L4">
      <style:paragraph-properties fo:text-align="start" style:justify-single-word="false"/>
      <style:text-properties style:font-name="ITCHandelGothicArabicW23-Bd" fo:font-size="15pt" officeooo:rsid="000bbd17" officeooo:paragraph-rsid="000bbd17" style:font-size-asian="15pt" style:font-name-complex="ITCHandelGothicArabicW23-Bd" style:font-size-complex="15pt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ITCHandelGothicArabicW23-Bd" fo:font-size="15pt" officeooo:rsid="0015b523" officeooo:paragraph-rsid="0015b523" style:font-size-asian="15pt" style:font-name-complex="ITCHandelGothicArabicW23-Bd" style:font-size-complex="15pt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ITCHandelGothicArabicW23-Bd" fo:font-size="15pt" officeooo:rsid="001a9a52" officeooo:paragraph-rsid="001a9a52" style:font-size-asian="15pt" style:font-name-complex="ITCHandelGothicArabicW23-Bd" style:font-size-complex="15pt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ITCHandelGothicArabicW23-Bd" fo:font-size="15pt" officeooo:rsid="001b5e05" officeooo:paragraph-rsid="001b5e05" style:font-size-asian="15pt" style:font-name-complex="ITCHandelGothicArabicW23-Bd" style:font-size-complex="15pt"/>
    </style:style>
    <style:style style:name="P26" style:family="paragraph" style:parent-style-name="Standard">
      <style:paragraph-properties fo:text-align="center" style:justify-single-word="false"/>
      <style:text-properties officeooo:paragraph-rsid="000f44de"/>
    </style:style>
    <style:style style:name="P27" style:family="paragraph" style:parent-style-name="Standard" style:list-style-name="L1">
      <style:paragraph-properties fo:text-align="start" style:justify-single-word="false"/>
      <style:text-properties officeooo:paragraph-rsid="000d71ab"/>
    </style:style>
    <style:style style:name="P28" style:family="paragraph" style:parent-style-name="Standard" style:list-style-name="L1">
      <style:paragraph-properties fo:text-align="start" style:justify-single-word="false"/>
      <style:text-properties officeooo:paragraph-rsid="0012b672"/>
    </style:style>
    <style:style style:name="P29" style:family="paragraph" style:parent-style-name="Standard" style:list-style-name="L2">
      <style:paragraph-properties fo:text-align="start" style:justify-single-word="false"/>
      <style:text-properties officeooo:paragraph-rsid="000f44de"/>
    </style:style>
    <style:style style:name="P30" style:family="paragraph" style:parent-style-name="Standard" style:list-style-name="L2">
      <style:paragraph-properties fo:text-align="start" style:justify-single-word="false"/>
      <style:text-properties officeooo:paragraph-rsid="0002d182"/>
    </style:style>
    <style:style style:name="P31" style:family="paragraph" style:parent-style-name="Standard" style:list-style-name="L2">
      <style:paragraph-properties fo:text-align="start" style:justify-single-word="false"/>
      <style:text-properties officeooo:paragraph-rsid="001f37e1"/>
    </style:style>
    <style:style style:name="P32" style:family="paragraph" style:parent-style-name="Standard" style:list-style-name="L3">
      <style:paragraph-properties fo:text-align="start" style:justify-single-word="false"/>
      <style:text-properties officeooo:paragraph-rsid="00096518"/>
    </style:style>
    <style:style style:name="P33" style:family="paragraph" style:parent-style-name="Standard" style:list-style-name="L3">
      <style:paragraph-properties fo:text-align="start" style:justify-single-word="false"/>
      <style:text-properties officeooo:paragraph-rsid="0010ab9b"/>
    </style:style>
    <style:style style:name="P34" style:family="paragraph" style:parent-style-name="Standard" style:list-style-name="L4">
      <style:paragraph-properties fo:text-align="start" style:justify-single-word="false"/>
      <style:text-properties officeooo:paragraph-rsid="000b5f2f"/>
    </style:style>
    <style:style style:name="P35" style:family="paragraph" style:parent-style-name="Standard" style:list-style-name="L4">
      <style:paragraph-properties fo:text-align="start" style:justify-single-word="false"/>
      <style:text-properties officeooo:paragraph-rsid="000bbd17"/>
    </style:style>
    <style:style style:name="P36" style:family="paragraph" style:parent-style-name="Standard" style:list-style-name="L4">
      <style:paragraph-properties fo:text-align="start" style:justify-single-word="false"/>
      <style:text-properties officeooo:paragraph-rsid="0011983f"/>
    </style:style>
    <style:style style:name="P37" style:family="paragraph" style:parent-style-name="Standard" style:list-style-name="L1">
      <style:paragraph-properties fo:text-align="start" style:justify-single-word="false"/>
      <style:text-properties fo:font-size="11pt" officeooo:paragraph-rsid="000f44de" style:font-size-asian="15pt" style:font-size-complex="15pt"/>
    </style:style>
    <style:style style:name="P38" style:family="paragraph" style:parent-style-name="Standard" style:list-style-name="L1">
      <style:paragraph-properties fo:text-align="start" style:justify-single-word="false"/>
      <style:text-properties officeooo:rsid="0013cf5e" officeooo:paragraph-rsid="0013cf5e"/>
    </style:style>
    <style:style style:name="P39" style:family="paragraph" style:parent-style-name="Standard" style:list-style-name="L1">
      <style:paragraph-properties fo:text-align="start" style:justify-single-word="false"/>
      <style:text-properties officeooo:rsid="0016f599" officeooo:paragraph-rsid="0016f599"/>
    </style:style>
    <style:style style:name="P40" style:family="paragraph" style:parent-style-name="Standard" style:list-style-name="L2">
      <style:paragraph-properties fo:text-align="start" style:justify-single-word="false"/>
      <style:text-properties officeooo:rsid="001f37e1" officeooo:paragraph-rsid="001f37e1"/>
    </style:style>
    <style:style style:name="T1" style:family="text">
      <style:text-properties style:font-name="ITCHandelGothicArabicW23-Bd" officeooo:rsid="000c5a3b" style:font-name-complex="ITCHandelGothicArabicW23-Bd"/>
    </style:style>
    <style:style style:name="T2" style:family="text">
      <style:text-properties style:font-name="ITCHandelGothicArabicW23-Bd" officeooo:rsid="000d71ab" style:font-name-complex="ITCHandelGothicArabicW23-Bd"/>
    </style:style>
    <style:style style:name="T3" style:family="text">
      <style:text-properties style:font-name="ITCHandelGothicArabicW23-Bd" fo:font-size="20pt" officeooo:rsid="000098ef" style:font-size-asian="20pt" style:font-name-complex="ITCHandelGothicArabicW23-Bd" style:font-size-complex="20pt"/>
    </style:style>
    <style:style style:name="T4" style:family="text">
      <style:text-properties style:font-name="ITCHandelGothicArabicW23-Bd" fo:font-size="20pt" officeooo:rsid="00022fa7" style:font-size-asian="20pt" style:font-name-complex="ITCHandelGothicArabicW23-Bd" style:font-size-complex="20pt"/>
    </style:style>
    <style:style style:name="T5" style:family="text">
      <style:text-properties style:font-name="ITCHandelGothicArabicW23-Bd" fo:font-size="20pt" officeooo:rsid="0002d182" style:font-size-asian="20pt" style:font-name-complex="ITCHandelGothicArabicW23-Bd" style:font-size-complex="20pt"/>
    </style:style>
    <style:style style:name="T6" style:family="text">
      <style:text-properties style:font-name="ITCHandelGothicArabicW23-Bd" fo:font-size="20pt" officeooo:rsid="00096518" style:font-size-asian="20pt" style:font-name-complex="ITCHandelGothicArabicW23-Bd" style:font-size-complex="20pt"/>
    </style:style>
    <style:style style:name="T7" style:family="text">
      <style:text-properties style:font-name="ITCHandelGothicArabicW23-Bd" fo:font-size="20pt" officeooo:rsid="000b5f2f" style:font-size-asian="20pt" style:font-name-complex="ITCHandelGothicArabicW23-Bd" style:font-size-complex="20pt"/>
    </style:style>
    <style:style style:name="T8" style:family="text">
      <style:text-properties style:font-name="ITCHandelGothicArabicW23-Bd" fo:font-size="20pt" officeooo:rsid="000bb39c" style:font-size-asian="20pt" style:font-name-complex="ITCHandelGothicArabicW23-Bd" style:font-size-complex="20pt"/>
    </style:style>
    <style:style style:name="T9" style:family="text">
      <style:text-properties style:font-name="ITCHandelGothicArabicW23-Bd" fo:font-size="20pt" officeooo:rsid="000bbd17" style:font-size-asian="20pt" style:font-name-complex="ITCHandelGothicArabicW23-Bd" style:font-size-complex="20pt"/>
    </style:style>
    <style:style style:name="T10" style:family="text">
      <style:text-properties style:font-name="ITCHandelGothicArabicW23-Bd" fo:font-size="15pt" style:font-size-asian="15pt" style:font-name-complex="ITCHandelGothicArabicW23-Bd" style:font-size-complex="15pt"/>
    </style:style>
    <style:style style:name="T11" style:family="text">
      <style:text-properties style:font-name="ITCHandelGothicArabicW23-Bd" fo:font-size="15pt" officeooo:rsid="00022fa7" style:font-size-asian="15pt" style:font-name-complex="ITCHandelGothicArabicW23-Bd" style:font-size-complex="15pt"/>
    </style:style>
    <style:style style:name="T12" style:family="text">
      <style:text-properties style:font-name="ITCHandelGothicArabicW23-Bd" fo:font-size="15pt" officeooo:rsid="0002d182" style:font-size-asian="15pt" style:font-name-complex="ITCHandelGothicArabicW23-Bd" style:font-size-complex="15pt"/>
    </style:style>
    <style:style style:name="T13" style:family="text">
      <style:text-properties style:font-name="ITCHandelGothicArabicW23-Bd" fo:font-size="15pt" officeooo:rsid="0003122d" style:font-size-asian="15pt" style:font-name-complex="ITCHandelGothicArabicW23-Bd" style:font-size-complex="15pt"/>
    </style:style>
    <style:style style:name="T14" style:family="text">
      <style:text-properties style:font-name="ITCHandelGothicArabicW23-Bd" fo:font-size="15pt" officeooo:rsid="0006a84f" style:font-size-asian="15pt" style:font-name-complex="ITCHandelGothicArabicW23-Bd" style:font-size-complex="15pt"/>
    </style:style>
    <style:style style:name="T15" style:family="text">
      <style:text-properties style:font-name="ITCHandelGothicArabicW23-Bd" fo:font-size="15pt" officeooo:rsid="0007af52" style:font-size-asian="15pt" style:font-name-complex="ITCHandelGothicArabicW23-Bd" style:font-size-complex="15pt"/>
    </style:style>
    <style:style style:name="T16" style:family="text">
      <style:text-properties style:font-name="ITCHandelGothicArabicW23-Bd" fo:font-size="15pt" officeooo:rsid="00096518" style:font-size-asian="15pt" style:font-name-complex="ITCHandelGothicArabicW23-Bd" style:font-size-complex="15pt"/>
    </style:style>
    <style:style style:name="T17" style:family="text">
      <style:text-properties style:font-name="ITCHandelGothicArabicW23-Bd" fo:font-size="15pt" officeooo:rsid="000b5f2f" style:font-size-asian="15pt" style:font-name-complex="ITCHandelGothicArabicW23-Bd" style:font-size-complex="15pt"/>
    </style:style>
    <style:style style:name="T18" style:family="text">
      <style:text-properties style:font-name="ITCHandelGothicArabicW23-Bd" fo:font-size="15pt" officeooo:rsid="000bbd17" style:font-size-asian="15pt" style:font-name-complex="ITCHandelGothicArabicW23-Bd" style:font-size-complex="15pt"/>
    </style:style>
    <style:style style:name="T19" style:family="text">
      <style:text-properties style:font-name="ITCHandelGothicArabicW23-Bd" fo:font-size="15pt" officeooo:rsid="0011983f" style:font-size-asian="15pt" style:font-name-complex="ITCHandelGothicArabicW23-Bd" style:font-size-complex="15pt"/>
    </style:style>
    <style:style style:name="T20" style:family="text">
      <style:text-properties style:font-name="ITCHandelGothicArabicW23-Bd" fo:font-size="15pt" officeooo:rsid="0012b672" style:font-size-asian="15pt" style:font-name-complex="ITCHandelGothicArabicW23-Bd" style:font-size-complex="15pt"/>
    </style:style>
    <style:style style:name="T21" style:family="text">
      <style:text-properties style:font-name="ITCHandelGothicArabicW23-Bd" fo:font-size="15pt" officeooo:rsid="0016f599" style:font-size-asian="15pt" style:font-name-complex="ITCHandelGothicArabicW23-Bd" style:font-size-complex="15pt"/>
    </style:style>
    <style:style style:name="T22" style:family="text">
      <style:text-properties style:font-name="ITCHandelGothicArabicW23-Bd" fo:font-size="15pt" officeooo:rsid="001f37e1" style:font-size-asian="15pt" style:font-name-complex="ITCHandelGothicArabicW23-Bd" style:font-size-complex="15pt"/>
    </style:style>
    <style:style style:name="T23" style:family="text">
      <style:text-properties style:use-window-font-color="true" style:font-name="GeezaPro" fo:font-size="40pt" style:font-size-asian="40pt" style:font-size-complex="40pt"/>
    </style:style>
    <style:style style:name="T24" style:family="text">
      <style:text-properties style:use-window-font-color="true" style:font-name="ITCHandelGothicArabicW23-Bd1"/>
    </style:style>
    <style:style style:name="T25" style:family="text">
      <style:text-properties officeooo:rsid="000d45fc"/>
    </style:style>
    <style:style style:name="T26" style:family="text">
      <style:text-properties officeooo:rsid="000d71ab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3">﷽</text:span><text:span text:style-name="T24">‎</text:span></text:p>
      <text:p text:style-name="P6">Flutter App #1</text:p>
      <text:p text:style-name="P9">Name: “<text:span text:style-name="T25">Groceries Management Application</text:span>”</text:p>
      <text:p text:style-name="P10">Abbreviation <text:span text:style-name="T26">&amp; Alias</text:span>: GMA</text:p>
      <text:p text:style-name="P11">Approach: One Problem, One Solution</text:p>
      <text:p text:style-name="P1"><text:span text:style-name="T3">Stage One/1: </text:span><text:span text:style-name="T4">Idea </text:span><text:span text:style-name="T5">&amp; Planning</text:span></text:p>
      <text:list xml:id="list1975735921" text:style-name="L1">
        <text:list-item>
          <text:p text:style-name="P27"><text:span text:style-name="T11">What do you want to build?</text:span></text:p>
          <text:list>
            <text:list-item>
              <text:p text:style-name="P37"><text:span text:style-name="T2">Category: </text:span><text:span text:style-name="T1">Productivity &amp; Utilities</text:span></text:p>
            </text:list-item>
          </text:list>
        </text:list-item>
        <text:list-item>
          <text:p text:style-name="P27"><text:span text:style-name="T11">How’s the market?</text:span></text:p>
        </text:list-item>
        <text:list-item>
          <text:p text:style-name="P27"><text:span text:style-name="T11">Who are your users?</text:span></text:p>
          <text:list>
            <text:list-item>
              <text:p text:style-name="P38"><text:span text:style-name="T11">I</text:span><text:span text:style-name="T10">ndividual Users</text:span></text:p>
            </text:list-item>
          </text:list>
        </text:list-item>
        <text:list-item>
          <text:p text:style-name="P13">How should it be monetized?</text:p>
          <text:list>
            <text:list-item>
              <text:p text:style-name="P23">Adsense</text:p>
            </text:list-item>
            <text:list-item>
              <text:p text:style-name="P24">Login payments in cents ($0.99)</text:p>
              <text:list>
                <text:list-item>
                  <text:p text:style-name="P25">Should it be with every login? Or every app launch/app background (even if the user is logged in?)</text:p>
                </text:list-item>
              </text:list>
            </text:list-item>
          </text:list>
        </text:list-item>
        <text:list-item>
          <text:p text:style-name="P13">Which core features you want to to offer?</text:p>
          <text:list>
            <text:list-item>
              <text:p text:style-name="P28"><text:span text:style-name="T20">Instant </text:span><text:span text:style-name="T21">Cart Update</text:span></text:p>
            </text:list-item>
            <text:list-item>
              <text:p text:style-name="P39"><text:span text:style-name="T10">Export as PDF/ RTF</text:span></text:p>
            </text:list-item>
            <text:list-item>
              <text:p text:style-name="P39"><text:span text:style-name="T10">Share Grocery List via WA, iMessage, Text</text:span></text:p>
            </text:list-item>
          </text:list>
        </text:list-item>
      </text:list>
      <text:p text:style-name="P8"/>
      <text:p text:style-name="P8"/>
      <text:p text:style-name="P8"/>
      <text:p text:style-name="P26"><text:soft-page-break/><text:span text:style-name="T3">Stage </text:span><text:span text:style-name="T5">Two</text:span><text:span text:style-name="T3">/</text:span><text:span text:style-name="T5">2</text:span><text:span text:style-name="T3">: </text:span><text:span text:style-name="T5">Sketching</text:span></text:p>
      <text:list xml:id="list105523984" text:style-name="L2">
        <text:list-item>
          <text:p text:style-name="P31"><text:span text:style-name="T12">Design/Graphics </text:span><text:span text:style-name="T13">(“Look &amp; Feel”) </text:span><text:span text:style-name="T14">(Colours, fonts, images, font sizes, app structure) </text:span></text:p>
          <text:list>
            <text:list-item>
              <text:p text:style-name="P31"><text:span text:style-name="T22">Primary : </text:span><text:span text:style-name="T14">#27ae60 </text:span></text:p>
            </text:list-item>
            <text:list-item>
              <text:p text:style-name="P31"><text:span text:style-name="T22">Accent : </text:span><text:span text:style-name="T14">#9b59b6</text:span></text:p>
            </text:list-item>
            <text:list-item>
              <text:p text:style-name="P40"><text:span text:style-name="T14">B</text:span><text:span text:style-name="T10">utton : </text:span></text:p>
            </text:list-item>
            <text:list-item>
              <text:p text:style-name="P40"><text:span text:style-name="T10">Fonts: Avenir</text:span></text:p>
            </text:list-item>
          </text:list>
        </text:list-item>
        <text:list-item>
          <text:p text:style-name="P29"><text:span text:style-name="T14">Design the app.</text:span></text:p>
        </text:list-item>
        <text:list-item>
          <text:p text:style-name="P29"><text:span text:style-name="T14">Wireframes (technical layout i.e. which screens, main widgets.</text:span></text:p>
        </text:list-item>
        <text:list-item>
          <text:p text:style-name="P30"><text:span text:style-name="T15">Sketch the screens &amp; main widgets of app.</text:span></text:p>
        </text:list-item>
        <text:list-item>
          <text:p text:style-name="P17">Sketch the navigation &amp; data flow.</text:p>
        </text:list-item>
      </text:list>
      <text:p text:style-name="P14"/>
      <text:p text:style-name="P14"/>
      <text:p text:style-name="P14"/>
      <text:p text:style-name="P2"><text:span text:style-name="T3">Stage </text:span><text:span text:style-name="T5">T</text:span><text:span text:style-name="T6">hree</text:span><text:span text:style-name="T3">/</text:span><text:span text:style-name="T6">3</text:span><text:span text:style-name="T3">: </text:span><text:span text:style-name="T6">Data Modelling</text:span></text:p>
      <text:list xml:id="list3192252479" text:style-name="L3">
        <text:list-item>
          <text:p text:style-name="P33"><text:span text:style-name="T16">What are your main data models?</text:span></text:p>
        </text:list-item>
        <text:list-item>
          <text:p text:style-name="P33"><text:span text:style-name="T16">Think about data dependencies &amp; data sources.</text:span></text:p>
        </text:list-item>
        <text:list-item>
          <text:p text:style-name="P32"><text:span text:style-name="T16">Plan main classes, properties, &amp; methods.</text:span></text:p>
        </text:list-item>
        <text:list-item>
          <text:p text:style-name="P32"><text:span text:style-name="T16">Where and how should data be stored?</text:span></text:p>
        </text:list-item>
      </text:list>
      <text:p text:style-name="P15"/>
      <text:p text:style-name="P15"/>
      <text:p text:style-name="P3"><text:span text:style-name="T3">Stage </text:span><text:span text:style-name="T7">Four</text:span><text:span text:style-name="T3">/</text:span><text:span text:style-name="T7">4</text:span><text:span text:style-name="T3">: </text:span><text:span text:style-name="T7">Developing</text:span></text:p>
      <text:list xml:id="list633924692" text:style-name="L4">
        <text:list-item>
          <text:p text:style-name="P36"><text:span text:style-name="T17">Implement your planned layout &amp; data models.</text:span></text:p>
        </text:list-item>
        <text:list-item>
          <text:p text:style-name="P36"><text:span text:style-name="T17">Deviate from the plan!</text:span></text:p>
        </text:list-item>
        <text:list-item>
          <text:p text:style-name="P34"><text:span text:style-name="T17">Improve app step by step.</text:span></text:p>
        </text:list-item>
        <text:list-item>
          <text:p text:style-name="P34"><text:span text:style-name="T17">Write a prototype , “dirty” first version.</text:span></text:p>
        </text:list-item>
      </text:list>
      <text:p text:style-name="P16"><text:soft-page-break/></text:p>
      <text:p text:style-name="P3"><text:span text:style-name="T3">Stage </text:span><text:span text:style-name="T7">Five</text:span><text:span text:style-name="T3">/</text:span><text:span text:style-name="T7">5</text:span><text:span text:style-name="T3">: </text:span><text:span text:style-name="T7">Testing</text:span></text:p>
      <text:list xml:id="list161145726409541" text:continue-numbering="true" text:style-name="L4">
        <text:list-item>
          <text:p text:style-name="P34"><text:span text:style-name="T17">Test your code (manually) all the time, after all big changes.</text:span></text:p>
        </text:list-item>
        <text:list-item>
          <text:p text:style-name="P20">Test on real devices.</text:p>
        </text:list-item>
        <text:list-item>
          <text:p text:style-name="P20">Test on different devices (and emulators).</text:p>
        </text:list-item>
      </text:list>
      <text:p text:style-name="P4"><text:span text:style-name="T3">Stage </text:span><text:span text:style-name="T8">Six</text:span><text:span text:style-name="T3">/</text:span><text:span text:style-name="T8">6</text:span><text:span text:style-name="T3">: </text:span><text:span text:style-name="T8">Optimizing</text:span></text:p>
      <text:list xml:id="list161145820409762" text:continue-numbering="true" text:style-name="L4">
        <text:list-item>
          <text:p text:style-name="P35"><text:span text:style-name="T19">E</text:span><text:span text:style-name="T18">xplore automated tests</text:span><text:span text:style-name="T17">.</text:span></text:p>
        </text:list-item>
        <text:list-item>
          <text:p text:style-name="P35"><text:span text:style-name="T18">Best Practices, const constructors, splitting app and widgets, build doesn’t run too often</text:span><text:span text:style-name="T17">.</text:span></text:p>
        </text:list-item>
      </text:list>
      <text:p text:style-name="P19"/>
      <text:p text:style-name="P19"/>
      <text:p text:style-name="P19"/>
      <text:p text:style-name="P19"/>
      <text:p text:style-name="P5"><text:span text:style-name="T3">Stage </text:span><text:span text:style-name="T9">Seven</text:span><text:span text:style-name="T3">/</text:span><text:span text:style-name="T9">7</text:span><text:span text:style-name="T3">: </text:span><text:span text:style-name="T9">Publishing</text:span></text:p>
      <text:list xml:id="list161145420763931" text:continue-numbering="true" text:style-name="L4">
        <text:list-item>
          <text:p text:style-name="P35"><text:span text:style-name="T18">Add Icons &amp; Splash Screens</text:span><text:span text:style-name="T17">.</text:span></text:p>
        </text:list-item>
        <text:list-item>
          <text:p text:style-name="P35"><text:span text:style-name="T18">Set up app page on App Store &amp; Google Play Store (images</text:span><text:span text:style-name="T17">, </text:span><text:span text:style-name="T18">description, ...)</text:span></text:p>
        </text:list-item>
        <text:list-item>
          <text:p text:style-name="P22">Think about your audience!</text:p>
        </text:list-item>
      </text:list>
      <text:p text:style-name="P21"/>
      <text:p text:style-name="P5"><text:span text:style-name="T3">Stage </text:span><text:span text:style-name="T9">Eight</text:span><text:span text:style-name="T3">/</text:span><text:span text:style-name="T9">8</text:span><text:span text:style-name="T3">: </text:span><text:span text:style-name="T9">Maintaining</text:span></text:p>
      <text:list xml:id="list161146348425869" text:continue-numbering="true" text:style-name="L4">
        <text:list-item>
          <text:p text:style-name="P35"><text:span text:style-name="T18">Listen to your user feedback</text:span><text:span text:style-name="T17">.</text:span></text:p>
        </text:list-item>
        <text:list-item>
          <text:p text:style-name="P35"><text:span text:style-name="T18">Improve your app, fix bugs</text:span><text:span text:style-name="T17">.</text:span></text:p>
        </text:list-item>
        <text:list-item>
          <text:p text:style-name="P35"><text:span text:style-name="T18">Provide clear &amp; understandable patch notes (where they understand what changed and why changed it.)</text:span></text:p>
        </text:list-item>
        <text:list-item>
          <text:p text:style-name="P22">Keep an eye on analytics &amp; crashes.</text:p>
        </text:list-item>
      </text:list>
      <text:p text:style-name="P19"><text:soft-page-break/></text:p>
      <text:p text:style-name="P18"/>
      <text:p text:style-name="P18"/>
      <text:p text:style-name="P1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Cardo" svg:font-family="Cardo"/>
    <style:font-face style:name="GeezaPro" svg:font-family="GeezaPro"/>
    <style:font-face style:name="ITCHandelGothicArabicW23-Bd1" svg:font-family="ITCHandelGothicArabicW23-Bd"/>
    <style:font-face style:name="Lotus Linotype" svg:font-family="'Lotus Linotype'"/>
    <style:font-face style:name="Arial Unicode MS" svg:font-family="'Arial Unicode MS'" style:font-family-generic="swiss"/>
    <style:font-face style:name="ITCHandelGothicArabicW23-Bd" svg:font-family="ITCHandelGothicArabicW23-Bd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rdo" fo:font-size="12pt" fo:language="en" fo:country="CA" style:letter-kerning="true" style:font-name-asian="Songti SC" style:font-size-asian="10.5pt" style:language-asian="zh" style:country-asian="CN" style:font-name-complex="Lotus Linotype" style:font-size-complex="12pt" style:language-complex="ar" style:country-complex="EG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88cm" style:writing-mode="page"/>
      <style:text-properties style:use-window-font-color="true" style:font-name="Cardo" fo:font-size="12pt" fo:language="en" fo:country="CA" style:letter-kerning="true" style:font-name-asian="Songti SC" style:font-size-asian="10.5pt" style:language-asian="zh" style:country-asian="CN" style:font-name-complex="Lotus Linotype" style:font-size-complex="12pt" style:language-complex="ar" style:country-complex="EG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rdo" fo:font-family="Cardo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rdo" fo:font-family="Cardo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rdo" fo:font-family="Cardo" style:font-size-asian="12pt" style:font-name-complex="Arial Unicode MS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Aly Farag</meta:initial-creator>
    <meta:creation-date>2020-10-28T21:29:06.840351565</meta:creation-date>
    <dc:date>2020-10-29T16:11:44.784160621</dc:date>
    <dc:creator>Aly Farag</dc:creator>
    <meta:editing-duration>PT1H5M21S</meta:editing-duration>
    <meta:editing-cycles>7</meta:editing-cycles>
    <meta:generator>LibreOffice/6.4.2.2$MacOSX_X86_64 LibreOffice_project/4e471d8c02c9c90f512f7f9ead8875b57fcb1ec3</meta:generator>
    <meta:document-statistic meta:table-count="0" meta:image-count="0" meta:object-count="0" meta:page-count="4" meta:paragraph-count="55" meta:word-count="344" meta:character-count="1886" meta:non-whitespace-character-count="1637"/>
  </office:meta>
</office:document-meta>
</file>